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29F4E2454A0AF1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Tabulka2" style:family="table">
      <style:table-properties style:width="16.113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5.002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4.45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text-align="start" style:justify-single-word="false"/>
      <style:text-properties fo:background-color="transparent"/>
    </style:style>
    <style:style style:name="P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.499cm" fo:margin-bottom="0.499cm" loext:contextual-spacing="false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6" style:family="paragraph" style:parent-style-name="Table_20_Contents">
      <style:text-properties fo:font-weight="bold" fo:background-color="transparent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Standard" style:master-page-name="Standard">
      <style:paragraph-properties fo:text-align="end" style:justify-single-word="false" style:page-number="auto"/>
      <style:text-properties fo:background-color="transparent"/>
    </style:style>
    <style:style style:name="P9" style:family="paragraph" style:parent-style-name="Heading">
      <style:paragraph-properties fo:margin-top="0cm" fo:margin-bottom="0cm" loext:contextual-spacing="false" fo:text-align="center" style:justify-single-word="false"/>
      <style:text-properties fo:background-color="transparent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/>
      <style:text-properties fo:font-weight="bold" officeooo:rsid="000b392b" officeooo:paragraph-rsid="000b392b" fo:background-color="transparent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T1" style:family="text">
      <style:text-properties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9ce25" fo:background-color="transparent" loext:char-shading-value="0"/>
    </style:style>
    <style:style style:name="T6" style:family="text">
      <style:text-properties fo:font-weight="normal" fo:background-color="transparent" loext:char-shading-value="0" style:font-weight-asian="normal" style:font-weight-complex="normal"/>
    </style:style>
    <style:style style:name="T7" style:family="text">
      <style:text-properties officeooo:rsid="000aa860"/>
    </style:style>
    <style:style style:name="T8" style:family="text">
      <style:text-properties officeooo:rsid="000b392b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/>
      <text:p text:style-name="P9">Zadávací list </text:p>
      <text:p text:style-name="P10">dodatek č.1</text:p>
      <text:p text:style-name="P2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3">Zadavatel</text:span><text:span text:style-name="T6">:</text:span></text:p>
          </table:table-cell>
          <table:table-cell table:style-name="Tabulka1.A1" office:value-type="string">
            <text:p text:style-name="Table_20_Contents"><text:span text:style-name="T3">Česká pirátská strana</text:span><text:span text:style-name="T4">, krajské sdružení </text:span><text:span text:style-name="T5">SčK</text:span><text:span text:style-name="T4">, kontakty:</text:span></text:p>
            <text:p text:style-name="Table_20_Contents"><text:span text:style-name="T4">Kozlová Lenka, </text:span><text:a xlink:type="simple" xlink:href="mailto:ondrej.profant@pirati.cz" text:style-name="Internet_20_link" text:visited-style-name="Visited_20_Internet_20_Link"><text:span text:style-name="Internet_20_link"><text:span text:style-name="T4">l</text:span></text:span></text:a><text:span text:style-name="Internet_20_link"><text:span text:style-name="T4">enka.kozlova@pirati.cz</text:span></text:span></text:p>
            <text:p text:style-name="P7">předsedkyně krajského sdružení Středočesk<text:span text:style-name="T7">ého kraje</text:span></text:p>
            <text:p text:style-name="Table_20_Contents"><text:span text:style-name="T4">František Kopřiva, </text:span><text:a xlink:type="simple" xlink:href="mailto:frantisek.kopriva@pirati.cz" text:style-name="Internet_20_link" text:visited-style-name="Visited_20_Internet_20_Link"><text:span text:style-name="Internet_20_link"><text:span text:style-name="T4">frantisek.kopriva@pirati.cz</text:span></text:span></text:a></text:p>
            <text:p text:style-name="P7">místopředseda krajského sdružení Středočesk<text:span text:style-name="T7">ého</text:span> kraj<text:span text:style-name="T7">e</text:span></text:p>
            <text:p text:style-name="P7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Dodavatel</text:span><text:span text:style-name="T6">:</text:span></text:p>
          </table:table-cell>
          <table:table-cell table:style-name="Tabulka1.A1" office:value-type="string">
            <text:p text:style-name="Table_20_Contents"><text:span text:style-name="T3">Vladislav Tobias Esner</text:span><text:span text:style-name="T4"> sídlo Varšavská 715/36, 120 00, Praha – Vinohrady, IČO: 730 15 601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Zadaný úkol</text:span><text:span text:style-name="T4">:</text:span></text:p>
          </table:table-cell>
          <table:table-cell table:style-name="Tabulka1.A1" office:value-type="string">
            <text:p text:style-name="P4">pomoc s administrativou a byrokracií, zpracovávání přihlášky, smluv a dalších dokumentů, hlídání termínů a aktualizací, svolávání schůzí krajského sdružení a online porady, předsedání jednání krajského fóra a místních fór, účastnění se dle možností porad a schůzí a pořízování zápisů, komunikace s místními sdruženími.</text:p>
            <text:p text:style-name="Table_20_Contents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Smluvní typ</text:span><text:span text:style-name="T4">:</text:span></text:p>
          </table:table-cell>
          <table:table-cell table:style-name="Tabulka1.A1" office:value-type="string">
            <text:p text:style-name="P7">Příkazní smlouva na dobu určitou do 31.10.2016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Místo plnění</text:span><text:span text:style-name="T4">:</text:span></text:p>
          </table:table-cell>
          <table:table-cell table:style-name="Tabulka1.A1" office:value-type="string">
            <text:p text:style-name="P7">Praha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Odměna</text:span><text:span text:style-name="T4">:</text:span></text:p>
          </table:table-cell>
          <table:table-cell table:style-name="Tabulka1.A1" office:value-type="string">
            <text:p text:style-name="P7"><text:span text:style-name="T8">75 kč/h měsíčně max. </text:span>1500 Kč 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Termín provedení</text:span><text:span text:style-name="T4">:</text:span></text:p>
          </table:table-cell>
          <table:table-cell table:style-name="Tabulka1.A1" office:value-type="string">
            <text:p text:style-name="P7">31. 10. 2016</text:p>
          </table:table-cell>
        </table:table-row>
      </table:table>
      <text:p text:style-name="P3"><text:span text:style-name="T4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4">https://www.pirati.cz/rules/ppu</text:span></text:span></text:a><text:span text:style-name="T4">&gt;, s nimiž se smluvní strany seznámily a zavazují se je dodržovat. Na důkaz seznámení se s podmínkami a uzavření smlouvy připojují smluvní strany své podpisy:</text:span>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3">Za zadavatele</text:span><text:span text:style-name="T6">:</text:span></text:p>
          </table:table-cell>
          <table:table-cell table:style-name="Tabulka2.A1" office:value-type="string">
            <text:p text:style-name="Table_20_Contents"><text:span text:style-name="T3">Za dodavatele</text:span><text:span text:style-name="T6">:</text:span></text:p>
          </table:table-cell>
        </table:table-row>
        <table:table-row table:style-name="Tabulka2.2">
          <table:table-cell table:style-name="Tabulka2.A1" office:value-type="string">
            <text:p text:style-name="P7">Uzavření smlouvy:</text:p>
          </table:table-cell>
          <table:table-cell table:style-name="Tabulka2.A1" office:value-type="string">
            <text:p text:style-name="P7">14. <text:span text:style-name="T8">září</text:span> 2016</text:p>
          </table:table-cell>
          <table:table-cell table:style-name="Tabulka2.A1" office:value-type="string">
            <text:p text:style-name="P7">___________________</text:p>
          </table:table-cell>
          <table:table-cell table:style-name="Tabulka2.A1" office:value-type="string">
            <text:p text:style-name="P7">___________________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2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4cm" svg:height="2.344cm" draw:z-index="0"><draw:image xlink:href="Pictures/100002010000044A000001C7F29F4E2454A0AF17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11-02T18:53:41.242728443</dc:date>
    <meta:print-date>2016-06-14T19:41:58.082005059</meta:print-date>
    <meta:editing-cycles>91</meta:editing-cycles>
    <meta:editing-duration>P24DT12H12M24S</meta:editing-duration>
    <meta:generator>LibreOffice/5.1.4.2$Linux_X86_64 LibreOffice_project/10m0$Build-2</meta:generator>
    <meta:printed-by>Vladislav Tobias Esner</meta:printed-by>
    <dc:creator>Vladislav Tobias Esner</dc:creator>
    <meta:document-statistic meta:table-count="2" meta:image-count="1" meta:object-count="0" meta:page-count="1" meta:paragraph-count="31" meta:word-count="173" meta:character-count="1302" meta:non-whitespace-character-count="1156"/>
    <meta:user-defined meta:name="Informace 1"/>
    <meta:user-defined meta:name="Informace 2"/>
    <meta:user-defined meta:name="Informace 3"/>
    <meta:user-defined meta:name="Informace 4"/>
  </office:meta>
</office:document-meta>
</file>